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 office:value-type="string">
            <text:p>(Th-This is quite bad...)</text:p>
          </table:table-cell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 office:value-type="string">
            <text:p>(Since I was made to drink so much of that
fluid... I am suddenly feeling the urge to
make water...!)</text:p>
          </table:table-cell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 office:value-type="string">
            <text:p>(No! It is far too soon to grow weak at
the knees!)</text:p>
          </table:table-cell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 office:value-type="string">
            <text:p>(I must keep my heart calm and serene...
an unwavering will that shan't be fazed...!!)</text:p>
          </table:table-cell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 office:value-type="string">
            <text:p>(For that is what makes me the Diva of
Splendor, Carat!!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m, the retention rate is just as I
hypothesized.</text:p>
          </table:table-cell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 office:value-type="string">
            <text:p>Okay, onto the next step!</text:p>
          </table:table-cell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've been wa— o-oh, are we done already?</text:p>
          </table:table-cell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, and the results were excellent!</text:p>
          </table:table-cell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 office:value-type="string">
            <text:p>'Kay, the next experiment needs me to take
some pretty sensitive measurements, so stay
absolutely still after you drink.</text:p>
          </table:table-cell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et's start with one measure of bottle "1".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V-Very well.</text:p>
          </table:table-cell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 office:value-type="string">
            <text:p>*glug*...</text:p>
          </table:table-cell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! Next is two-point-five measures of
number "2"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nd four measures of number "3"!</text:p>
          </table:table-cell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Th-That much again...?!)</text:p>
          </table:table-cell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 office:value-type="string">
            <text:p>(Oooh...)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 office:value-type="string">
            <text:p>*glug*... *glug*... *glug*... *glug*...!</text:p>
          </table:table-cell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 office:value-type="string">
            <text:p>(Nfuu, m... my stomach is getting...
rather tight...)</text:p>
          </table:table-cell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aay, now take a seat for me!</text:p>
          </table:table-cell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efuu...</text:p>
          </table:table-cell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ike I said, I'm going to start taking some
precise measurements, so you'll need to sit
still for twenty minutes.</text:p>
          </table:table-cell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 office:value-type="string">
            <text:p>There's nothing we can do about your breathing,
but absolutely no other movements below the
neck, please!</text:p>
          </table:table-cell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 office:value-type="string">
            <text:p>If you move, I'll have to start over from
the beginning!</text:p>
          </table:table-cell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ill that not be a little difficult...?</text:p>
          </table:table-cell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uh? You don't think you can do it?</text:p>
          </table:table-cell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 office:value-type="string">
            <text:p>Don't tell me you need to go to the bathroom
already?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-That is most certainly not true!!
I am absolutely, perfectly, splendidly fine!!!</text:p>
          </table:table-cell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 office:value-type="string">
            <text:p>N-Now hurry up and begin!!</text:p>
          </table:table-cell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re you sure? Will you be okay?</text:p>
          </table:table-cell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are persistent, aren't you?!</text:p>
          </table:table-cell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y, sorry! All right, I'm starting! G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1T15:40:26+02:00</meta:creation-date>
    <dc:date>2020-06-21T15:40:2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